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P6" style:family="paragraph" style:parent-style-name="Standard">
      <style:text-properties style:font-name="Calibri" fo:font-size="16pt" fo:language="zxx" fo:country="none" style:text-underline-style="solid" style:text-underline-width="auto" style:text-underline-color="font-color" fo:font-weight="bold" style:font-size-asian="16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language="zxx" fo:country="none" style:text-underline-style="solid" style:text-underline-width="auto" style:text-underline-color="font-color" fo:font-weight="bold" style:font-size-asian="16pt" style:font-weight-asian="bold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language="zxx" fo:country="none" style:text-underline-style="none" fo:font-weight="bold" style:font-size-asian="16pt" style:font-weight-asian="bold" style:font-size-complex="11pt"/>
    </style:style>
    <style:style style:name="P9" style:family="paragraph" style:parent-style-name="Standard">
      <style:paragraph-properties fo:margin-top="0cm" fo:margin-bottom="0.353cm" fo:line-height="115%"/>
      <style:text-properties style:font-name="Calibri"/>
    </style:style>
    <style:style style:name="P10" style:family="paragraph" style:parent-style-name="Standard">
      <style:paragraph-properties fo:margin-top="0cm" fo:margin-bottom="0.353cm" fo:line-height="115%"/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margin-top="0cm" fo:margin-bottom="0.353cm" fo:line-height="115%"/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P12" style:family="paragraph" style:parent-style-name="Standard">
      <style:paragraph-properties fo:margin-top="0cm" fo:margin-bottom="0.353cm" fo:line-height="115%"/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P13" style:family="paragraph" style:parent-style-name="Standard">
      <style:text-properties style:font-name="Calibri" fo:font-size="11pt" fo:language="zxx" fo:country="none" style:text-underline-style="none" fo:font-weight="normal" style:font-size-asian="11pt" style:font-weight-asian="normal" style:font-size-complex="11pt"/>
    </style:style>
    <style:style style:name="T1" style:family="text">
      <style:text-properties fo:language="zxx" fo:country="none" style:text-underline-style="none" fo:font-weight="normal" style:font-weight-asian="normal"/>
    </style:style>
    <style:style style:name="T2" style:family="text">
      <style:text-properties fo:font-size="11pt" fo:language="zxx" fo:country="none" style:text-underline-style="none" fo:font-weight="normal" style:font-size-asian="11pt" style:font-weight-asian="normal"/>
    </style:style>
    <style:style style:name="T3" style:family="text">
      <style:text-properties fo:font-size="11pt" fo:language="zxx" fo:country="none" style:text-underline-style="none" fo:font-weight="normal" style:font-size-asian="11pt" style:font-weight-asian="normal" style:font-size-complex="11pt"/>
    </style:style>
    <style:style style:name="T4" style:family="text">
      <style:text-properties fo:font-size="16pt" fo:language="zxx" fo:country="none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fo:font-size="16pt" fo:language="zxx" fo:country="none" style:text-underline-style="none" fo:font-weight="bold" style:font-size-asian="16pt" style:font-weight-asian="bold"/>
    </style:style>
    <style:style style:name="T6" style:family="text">
      <style:text-properties fo:font-size="14pt" fo:language="zxx" fo:country="none" style:text-underline-style="solid" style:text-underline-width="auto" style:text-underline-color="font-color" fo:font-weight="normal" style:font-size-asian="14pt" style:font-weight-asian="normal"/>
    </style:style>
    <style:style style:name="T7" style:family="text">
      <style:text-properties fo:font-size="14pt" fo:language="zxx" fo:country="none" style:text-underline-style="none" fo:font-weight="normal" style:font-size-asian="14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apport de la séance 2</text:span><text:span text:style-name="T5"> :</text:span></text:p>
      <text:p text:style-name="P6"/>
      <text:p text:style-name="P9"><text:span text:style-name="T6">Tâche réalisée durant la séance</text:span><text:span text:style-name="T7"> :</text:span></text:p>
      <text:p text:style-name="P9"><text:span text:style-name="T2"><text:tab/></text:span><text:span text:style-name="T3">-<text:tab/>Mise en place d'un moyen de communication avec le </text:span><text:span text:style-name="T3">maitre d’oeuvre (</text:span><text:span text:style-name="T3">MOE</text:span><text:span text:style-name="T3">)</text:span><text:span text:style-name="T3"> , Google drive.</text:span></text:p>
      <text:p text:style-name="P11"><text:tab/>-<text:tab/>Réstriction du MOE sur la méthode de travail, qui sera la méthode Agile.</text:p>
      <text:p text:style-name="P2"><text:tab/>-<text:tab/>Analyse du cahier des charges disponibles, afin d’en déduire des tâches à réaliser (Annexe 1), et les besoins du maître d’ouvrage (MOA.)</text:p>
      <text:p text:style-name="P2"><text:tab/></text:p>
      <text:p text:style-name="P2"><text:tab/>-<text:tab/><text:span text:style-name="T1">Préparation de question pour le MOA pour la semaine prochaine (Annexe 2).</text:span></text:p>
      <text:p text:style-name="P2"/>
      <text:p text:style-name="P9"><text:span text:style-name="T6">Pour la semaine prochaine</text:span><text:span text:style-name="T7"> :</text:span></text:p>
      <text:p text:style-name="P9"><text:span text:style-name="T2"><text:tab/></text:span><text:span text:style-name="T3">-<text:tab/>Mise en place d'un moyen de partage du code entre les membres de l’équipe, tâche confiée à Hugo Lefèvre.</text:span></text:p>
      <text:p text:style-name="P11"><text:tab/>-<text:tab/>Élaboration d’une première interface graphique à présenter au client, ceci sera réalisé par Valentin Rocha.</text:p>
      <text:p text:style-name="P2"><text:tab/>-<text:tab/>Mise en place d’un suivi de projet sur MsProject, tâche dédiée à Nicolas Audinat.</text:p>
      <text:p text:style-name="P2"><text:tab/></text:p>
      <text:p text:style-name="P2"><text:tab/>-<text:tab/><text:span text:style-name="T1">Préparation d’une présentation sur power point de notre découpage du cahier des charges pour le présenter la semaine prochaine </text:span><text:span text:style-name="T1">au MOA, à réaliser par Nicolas Chaduc</text:span><text:span text:style-name="T1">.</text:span></text:p>
      <text:p text:style-name="P4"/>
      <text:p text:style-name="P4"><text:tab/>-<text:tab/>Choix d’un environnement de développement convenant à la majorité des membres de l’équipe.</text:p>
      <text:p text:style-name="P4"/>
      <text:p text:style-name="P4"/>
      <text:p text:style-name="P9"><text:span text:style-name="T6">Résumé du projet</text:span><text:span text:style-name="T7"> :</text:span></text:p>
      <text:p text:style-name="P9"><text:span text:style-name="T2"><text:tab/></text:span><text:span text:style-name="T3">-<text:tab/></text:span><text:span text:style-name="T3">Migrer un fichier excel dans une base de données (BD).</text:span></text:p>
      <text:p text:style-name="P10"><text:span text:style-name="T1">-<text:tab/></text:span><text:span text:style-name="T1">Faire le Back-office permettant l’utilisation de cette BD.</text:span></text:p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4">Annexe 1</text:span><text:span text:style-name="T5"> :</text:span></text:p>
      <text:p text:style-name="P8"/>
      <text:p text:style-name="P9"><text:span text:style-name="T6">Listing préliminaire des tâches pour la réalisation du projet</text:span><text:span text:style-name="T7">:</text:span></text:p>
      <text:p text:style-name="P9"><text:span text:style-name="T2"><text:tab/></text:span><text:span text:style-name="T3">-<text:tab/></text:span><text:span text:style-name="T3">Création d’un gestionnaire des utilisateurs</text:span></text:p>
      <text:p text:style-name="P10"><text:span text:style-name="T1"><text:tab/>-<text:tab/>R</text:span><text:span text:style-name="T1">éaliser un modèle relationnel de la BD correspondant aux besoins du client</text:span><text:span text:style-name="T1">.</text:span></text:p>
      <text:p text:style-name="P2"><text:tab/>-<text:tab/>Sélectionner d’un système de gestion de BD (SGBD).</text:p>
      <text:p text:style-name="P2"><text:tab/></text:p>
      <text:p text:style-name="P2"><text:tab/>-<text:tab/>Programmation de la BD<text:span text:style-name="T1">.</text:span></text:p>
      <text:p text:style-name="P4"/>
      <text:p text:style-name="P2"><text:span text:style-name="T1"><text:tab/>-<text:tab/></text:span><text:span text:style-name="T1">Migrer le fichier excel du MOA sur la BD.</text:span></text:p>
      <text:p text:style-name="P4"/>
      <text:p text:style-name="P4"><text:tab/>-<text:tab/>Réaliser le Back-office permettant l’utilisation de la BD à distance.</text:p>
      <text:p text:style-name="P5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4">Annexe 2</text:span><text:span text:style-name="T5"> :</text:span></text:p>
      <text:p text:style-name="P8"/>
      <text:p text:style-name="P9"><text:span text:style-name="T6">Question pour le MOA</text:span><text:span text:style-name="T7">:</text:span></text:p>
      <text:p text:style-name="P9"><text:span text:style-name="T2"><text:tab/></text:span><text:span text:style-name="T3">-<text:tab/>Est-ce que le projet peut faire l’objet d’un stage ?</text:span></text:p>
      <text:p text:style-name="P10"><text:span text:style-name="T1"><text:tab/>-<text:tab/>F</text:span><text:span text:style-name="T1">aut-il un utilitaire en local ?</text:span></text:p>
      <text:p text:style-name="P2"><text:tab/>-<text:tab/>Peut-on prendre des libertés au niveau de l’environnement de développement ?</text:p>
      <text:p text:style-name="P2"><text:tab/></text:p>
      <text:p text:style-name="P2"><text:tab/>-<text:tab/><text:span text:style-name="T1">Quelle est la charte graphique de l’association ?</text:span></text:p>
      <text:p text:style-name="P4"/>
      <text:p text:style-name="P2"><text:span text:style-name="T1"><text:tab/>-<text:tab/>Quels sont les différentes macro que vous avez tenté de réaliser sur excel ?</text:span></text:p>
      <text:p text:style-name="P4"/>
      <text:p text:style-name="P4"><text:tab/></text:p>
      <text:p text:style-name="P4"><text:tab/>-<text:tab/>Quel niveau de détails voulez-vous ajouter à la BD en plus de ce qui est déjà présent sur le fichier excel ?</text:p>
      <text:p text:style-name="P9"><text:span text:style-name="T3"><text:tab/>-<text:tab/>Pour les relations SOS préma présent dans le fichier excel, que représente guides et pochettes ?</text:span></text:p>
      <text:p text:style-name="P10"><text:span text:style-name="T1"><text:tab/>-<text:tab/></text:span><text:span text:style-name="T1">Les « bénévoles » sont-il différents des « contacts » ?</text:span></text:p>
      <text:p text:style-name="P2"><text:tab/>-<text:tab/>Quels <text:s/>types d’informations sont contenues dans la colonne intitulée « café parents » ?</text:p>
      <text:p text:style-name="P2"><text:tab/></text:p>
      <text:p text:style-name="P2"><text:tab/>-<text:tab/><text:span text:style-name="T1">Quelles sont les autorisations que devront avoir les contacts et les bénévoles sur la BD ?</text:span></text:p>
      <text:p text:style-name="P4"/>
      <text:p text:style-name="P4"><text:tab/>-<text:tab/>Quelles sont les informations obligatoires pour un contact, un bénévole ?</text:p>
      <text:p text:style-name="P4"/>
      <text:p text:style-name="P10"><text:span text:style-name="T1"><text:tab/>-<text:tab/></text:span><text:span text:style-name="T1">Les contacts, les bénévoles sont-ils tous des utilisateurs ?</text:span></text:p>
      <text:p text:style-name="P2"><text:tab/>-<text:tab/>Faut-il un historique des formations ?</text:p>
      <text:p text:style-name="P2"><text:tab/></text:p>
      <text:p text:style-name="P2"><text:tab/>-<text:tab/><text:span text:style-name="T1">La composition des soignants participants à une formation doit-elle être renseignée ?</text:span></text:p>
      <text:p text:style-name="P4"/>
      <text:p text:style-name="P4"><text:tab/>-<text:tab/>Quelles sont les personnes qui peuvent être responsables de formation ?</text:p>
      <text:p text:style-name="P4"/>
      <text:p text:style-name="P11"><text:tab/>-<text:tab/>faut-il un historique des résumés des appels ?</text:p>
      <text:p text:style-name="P2"><text:tab/>-<text:tab/>Doit-on en connaître les correspondants ?</text:p>
      <text:p text:style-name="P2"><text:tab/></text:p>
      <text:p text:style-name="P2"/>
      <text:p text:style-name="P2"><text:tab/>-<text:tab/>Quelles sont les fonctionnalités auquel répond le CRM actuel<text:span text:style-name="T1"> ?</text:span></text:p>
      <text:p text:style-name="P4"/>
      <text:p text:style-name="P4"><text:tab/>-<text:tab/>Quelles sont les personnes vont utiliser le CRM, Back-office ?</text:p>
      <text:p text:style-name="P2"/>
      <text:p text:style-name="P2"><text:tab/>-<text:tab/>Quelles sont les améliorations que l'on doit apporter à ce dernier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7:54:08.079000000</meta:creation-date>
    <dc:date>2015-11-16T22:03:09.61</dc:date>
    <meta:editing-duration>PT46M10S</meta:editing-duration>
    <meta:editing-cycles>5</meta:editing-cycles>
    <meta:generator>OpenOffice/4.0.1$Win32 OpenOffice.org_project/401m5$Build-9714</meta:generator>
    <dc:creator>Raphaël Lefevre</dc:creator>
    <meta:document-statistic meta:table-count="0" meta:image-count="0" meta:object-count="0" meta:page-count="3" meta:paragraph-count="53" meta:word-count="515" meta:character-count="2979"/>
  </office:meta>
</office:document-meta>
</file>